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aramond" svg:font-family="Garamond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Zawgyi-One" svg:font-family="Zawgyi-One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992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2.7091in"/>
    </style:style>
    <style:style style:name="co4" style:family="table-column">
      <style:table-column-properties fo:break-before="auto" style:column-width="0.9909in"/>
    </style:style>
    <style:style style:name="co5" style:family="table-column">
      <style:table-column-properties fo:break-before="auto" style:column-width="1.839in"/>
    </style:style>
    <style:style style:name="co6" style:family="table-column">
      <style:table-column-properties fo:break-before="auto" style:column-width="3.5898in"/>
    </style:style>
    <style:style style:name="co7" style:family="table-column">
      <style:table-column-properties fo:break-before="auto" style:column-width="1.5417in"/>
    </style:style>
    <style:style style:name="co8" style:family="table-column">
      <style:table-column-properties fo:break-before="auto" style:column-width="0.704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5209in" fo:break-before="auto" style:use-optimal-row-height="fals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ta1" style:family="table" style:master-page-name="PageStyle_5f_Checklis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Garamond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000000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ce15" style:family="table-cell" style:parent-style-name="Default">
      <style:table-cell-properties fo:background-color="#000000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16" style:family="table-cell" style:parent-style-name="Default">
      <style:text-properties fo:color="#993300" style:text-outline="false" style:text-line-through-style="none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ce18" style:family="table-cell" style:parent-style-name="Default">
      <style:table-cell-properties fo:background-color="transparent"/>
      <style:text-properties fo:color="#993300" style:text-outline="false" style:text-line-through-style="none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ce19" style:family="table-cell" style:parent-style-name="Default">
      <style:table-cell-properties fo:background-color="transparent"/>
      <style:text-properties fo:color="#993300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2" style:family="table-cell" style:parent-style-name="Default">
      <style:table-cell-properties fo:background-color="#993300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3" style:family="table-cell" style:parent-style-name="Default">
      <style:text-properties fo:color="#993300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4" style:family="table-cell" style:parent-style-name="Default">
      <style:text-properties fo:color="#000000" style:text-outline="false" style:text-line-through-style="none" style:font-name="Zawgyi-One" fo:font-size="9pt" fo:font-style="normal" fo:text-shadow="none" style:text-underline-style="none" fo:font-weight="normal" style:font-size-asian="9pt" style:font-style-asian="normal" style:font-weight-asian="normal" style:font-name-complex="Zawgyi-One" style:font-size-complex="9pt" style:font-style-complex="normal" style:font-weight-complex="normal"/>
    </style:style>
    <style:style style:name="ce25" style:family="table-cell" style:parent-style-name="Default">
      <style:text-properties fo:color="#ff0000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6" style:family="table-cell" style:parent-style-name="Default">
      <style:text-properties fo:color="#000000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7" style:family="table-cell" style:parent-style-name="Default">
      <style:text-properties fo:color="#993300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3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ce29" style:family="table-cell" style:parent-style-name="Default" style:data-style-name="N132">
      <style:text-properties style:use-window-font-color="true" style:text-outline="false" style:text-line-through-style="none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fo:padding-top="0.022in" fo:padding-bottom="0.022in" fo:padding-left="0.022in" fo:padding-right="0.022in" fo:wrap-option="wrap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position="0% 100%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rebuchet M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color="#993300" style:text-outline="false" style:text-line-through-style="none" style:text-position="0% 100%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T7" style:family="text">
      <style:text-properties fo:color="#993300" style:text-outline="false" style:text-line-through-style="none" style:text-position="0% 100%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  <style:style style:name="T8" style:family="text">
      <style:text-properties fo:color="#993300" style:text-outline="false" style:text-line-through-style="none" style:text-position="0% 100%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T9" style:family="text">
      <style:text-properties fo:color="#ff0000" style:text-outline="false" style:text-line-through-style="none" style:text-position="0% 100%" style:font-name="Zawgyi-One" fo:font-size="10pt" fo:font-style="normal" fo:text-shadow="none" style:text-underline-style="none" fo:font-weight="normal" style:font-size-asian="10pt" style:font-style-asian="normal" style:font-weight-asian="normal" style:font-name-complex="Zawgyi-One" style:font-size-complex="10pt" style:font-style-complex="normal" style:font-weight-complex="normal"/>
    </style:style>
    <style:style style:name="T10" style:family="text">
      <style:text-properties fo:color="#ff0000" style:text-outline="false" style:text-line-through-style="none" style:text-position="0% 100%" style:font-name="Zawgyi-One" fo:font-size="10pt" fo:font-style="normal" fo:text-shadow="none" style:text-underline-style="none" fo:font-weight="bold" style:font-size-asian="10pt" style:font-style-asian="normal" style:font-weight-asian="bold" style:font-name-complex="Zawgyi-One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heck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50" table:default-cell-style-name="ce1"/>
        <table:table-column table:style-name="co8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User types each phrase after hitting "Ctrl+Shift" to change the language to Myanmar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f the program does not produce the desired output (or, if it crashes) the check f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f a box is blank, it implies the empty string. If a box is filled black, that particular section shouldn't be visible.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his guide uses the new-style input (phrase-based). The old implementation (word-based) must conform to a separate checkli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he numbering of guesses must be consistent, but specific pagination details are left to the implementer's judgement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table:number-columns-spanned="5" table:number-rows-spanned="1">
            <text:p>Only Unicode 5.1 must be supported by requirement. If your implementation supports multiple output encodings, this checklist must be validated once for <text:span text:style-name="T1">each </text:span><text:span text:style-name="T2">encoding.</text:span>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"Pass?" = Check this box if then entire test, step-for-step, passe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"User Input" = What the user types (dashes are space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"Aux String" = What the user has typed, plus any "guessed" letters (model-&gt;getParenString()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"Guesses" = comma-separated list of options WaitZar presents to you, in order. The currently-selected one is in bold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table:number-columns-spanned="5" table:number-rows-spanned="1">
            <text:p>"Prefix String" = The string shown in the sentence window (or embedded) which catches the entire sentence before being typed. A "|" represents the cursor.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"Typed String" = What appears in the user's Notepad/Wordpad program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"MM=ON/OFF" = The "myanmarNumerals" setting is "on" or "off". This setting is required for implementations of WaitZar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 general, the specific errors for each test are obvious. Whenever possible, though, potentially erroneous locations are colored re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Core Functionality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20" table:end-x="0.3295in" table:end-y="0.1969in" draw:z-index="0" draw:name="Rectangle 1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 office:value-type="string">
            <text:p>k</text:p>
          </table:table-cell>
          <table:table-cell table:style-name="ce13"/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o</text:p>
          </table:table-cell>
          <table:table-cell office:value-type="string">
            <text:p>ko</text:p>
          </table:table-cell>
          <table:table-cell table:style-name="ce14" office:value-type="string">
            <text:p>ကုိ<text:span text:style-name="T5"> </text:span><text:span text:style-name="T5">, </text:span><text:span text:style-name="T5">ကုိယ္</text:span></text:p>
          </table:table-cell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ကုိ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 table:number-columns-repeated="2"/>
          <table:table-cell table:style-name="ce13" office:value-type="string">
            <text:p>ကုိ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24" table:end-x="0.3295in" table:end-y="0.1965in" draw:z-index="1" draw:name="Rectangle 3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-(back)</text:p>
          </table:table-cell>
          <table:table-cell table:style-name="ce11"/>
          <table:table-cell table:style-name="ce15"/>
          <table:table-cell table:style-name="ce22"/>
          <table:table-cell table:style-name="ce11"/>
          <table:table-cell table:number-columns-repeated="1017"/>
        </table:table-row>
        <table:table-row table:style-name="ro4">
          <table:table-cell/>
          <table:table-cell>
            <draw:custom-shape table:end-cell-address="Checklist.B25" table:end-x="0.3295in" table:end-y="0.1969in" draw:z-index="34" draw:name="Rectangle 3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singapore-k</text:p>
          </table:table-cell>
          <table:table-cell office:value-type="string">
            <text:p>k</text:p>
          </table:table-cell>
          <table:table-cell table:style-name="ce13"/>
          <table:table-cell table:style-name="ce13" office:value-type="string">
            <text:p>စကၤာပူ</text:p>
          </table:table-cell>
          <table:table-cell table:number-columns-repeated="1018"/>
        </table:table-row>
        <table:table-row table:style-name="ro4" table:number-rows-repeated="2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Sentences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30" table:end-x="0.3295in" table:end-y="0.1969in" draw:z-index="2" draw:name="Rectangle 4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zuu</text:p>
          </table:table-cell>
          <table:table-cell office:value-type="string">
            <text:p>zuu</text:p>
          </table:table-cell>
          <table:table-cell table:style-name="ce14" office:value-type="string">
            <text:p>ဇူး<text:span text:style-name="T5">, </text:span><text:span text:style-name="T5">ဇူ</text:span></text:p>
          </table:table-cell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ဇူး|</text:p>
          </table:table-cell>
          <table:table-cell table:style-name="ce21"/>
          <table:table-cell table:number-columns-repeated="1017"/>
        </table:table-row>
        <table:table-row table:style-name="ro4">
          <table:table-cell table:number-columns-repeated="2"/>
          <table:table-cell table:number-columns-repeated="2" office:value-type="string">
            <text:p>tin</text:p>
          </table:table-cell>
          <table:table-cell table:style-name="ce14" office:value-type="string">
            <text:p>တင္</text:p>
          </table:table-cell>
          <table:table-cell table:style-name="ce21" office:value-type="string">
            <text:p>ဇူး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ဇူး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al</text:p>
          </table:table-cell>
          <table:table-cell office:value-type="string">
            <text:p>tal</text:p>
          </table:table-cell>
          <table:table-cell table:style-name="ce14" office:value-type="string">
            <text:p>တယ္ <text:span text:style-name="T5">,</text:span><text:span text:style-name="T6"> </text:span><text:span text:style-name="T5">တရ္</text:span><text:span text:style-name="T5">, </text:span><text:span text:style-name="T5">တဲ</text:span></text:p>
          </table:table-cell>
          <table:table-cell table:style-name="ce21" office:value-type="string">
            <text:p>ဇူး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ဇူးတင္တယ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</text:p>
          </table:table-cell>
          <table:table-cell table:style-name="ce11"/>
          <table:table-cell table:style-name="ce15"/>
          <table:table-cell table:style-name="ce21" office:value-type="string">
            <text:p>ဇူးတင္<text:span text:style-name="T8">|</text:span><text:span text:style-name="T8">တယ္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number-columns-repeated="2" office:value-type="string">
            <text:p>par</text:p>
          </table:table-cell>
          <table:table-cell table:style-name="ce14" office:value-type="string">
            <text:p>ပါ</text:p>
          </table:table-cell>
          <table:table-cell table:style-name="ce21" office:value-type="string">
            <text:p>ဇူးတင္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ဇူးတင္<text:span text:style-name="T8">ပါ</text:span><text:span text:style-name="T8">|</text:span><text:span text:style-name="T8">တယ္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left)(left)</text:p>
          </table:table-cell>
          <table:table-cell table:style-name="ce11"/>
          <table:table-cell table:style-name="ce15"/>
          <table:table-cell table:style-name="ce21" office:value-type="string">
            <text:p>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kyay</text:p>
          </table:table-cell>
          <table:table-cell office:value-type="string">
            <text:p>kyay</text:p>
          </table:table-cell>
          <table:table-cell table:style-name="ce14" office:value-type="string">
            <text:p>ေက်း<text:span text:style-name="T5"> </text:span><text:span text:style-name="T5">,</text:span><text:span text:style-name="T5"> ေၾကး</text:span><text:span text:style-name="T5">,</text:span><text:span text:style-name="T5"> ေက် </text:span><text:span text:style-name="T5">,</text:span><text:span text:style-name="T5"> ေၾက</text:span></text:p>
          </table:table-cell>
          <table:table-cell table:style-name="ce21" office:value-type="string">
            <text:p>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21" office:value-type="string">
            <text:p>ေက်း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period)</text:p>
          </table:table-cell>
          <table:table-cell table:style-name="ce11"/>
          <table:table-cell table:style-name="ce15" table:number-columns-repeated="2"/>
          <table:table-cell table:style-name="ce21" office:value-type="string">
            <text:p>ေက်းဇူးတင္ပါတယ္<text:span text:style-name="T8">။</text:span>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43" table:end-x="0.3295in" table:end-y="0.1969in" draw:z-index="3" draw:name="Rectangle 6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zuu</text:p>
          </table:table-cell>
          <table:table-cell office:value-type="string">
            <text:p>zuu</text:p>
          </table:table-cell>
          <table:table-cell table:style-name="ce14" office:value-type="string">
            <text:p>ဇူး<text:span text:style-name="T5">, </text:span><text:span text:style-name="T5">ဇူ</text:span></text:p>
          </table:table-cell>
          <table:table-cell table:style-name="ce21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</text:p>
          </table:table-cell>
          <table:table-cell table:style-name="ce11"/>
          <table:table-cell table:style-name="ce15"/>
          <table:table-cell table:style-name="ce21" office:value-type="string">
            <text:p>ဇူး|</text:p>
          </table:table-cell>
          <table:table-cell table:style-name="ce21"/>
          <table:table-cell table:number-columns-repeated="1017"/>
        </table:table-row>
        <table:table-row table:style-name="ro4">
          <table:table-cell table:number-columns-repeated="2"/>
          <table:table-cell table:number-columns-repeated="2" office:value-type="string">
            <text:p>tin</text:p>
          </table:table-cell>
          <table:table-cell table:style-name="ce14" office:value-type="string">
            <text:p>တင္</text:p>
          </table:table-cell>
          <table:table-cell table:style-name="ce21" office:value-type="string">
            <text:p>ဇူး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nter)</text:p>
          </table:table-cell>
          <table:table-cell table:style-name="ce11"/>
          <table:table-cell table:style-name="ce15"/>
          <table:table-cell table:style-name="ce21" office:value-type="string">
            <text:p>ဇူး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tal(right)</text:p>
          </table:table-cell>
          <table:table-cell office:value-type="string">
            <text:p>tal</text:p>
          </table:table-cell>
          <table:table-cell table:style-name="ce14" office:value-type="string">
            <text:p><text:span text:style-name="T5">တယ္</text:span><text:span text:style-name="T6"> </text:span><text:span text:style-name="T5">,</text:span><text:span text:style-name="T6"> </text:span><text:span text:style-name="T6">တရ္</text:span><text:span text:style-name="T5">, </text:span><text:span text:style-name="T5">တဲ</text:span></text:p>
          </table:table-cell>
          <table:table-cell table:style-name="ce21" office:value-type="string">
            <text:p>ဇူး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</text:p>
          </table:table-cell>
          <table:table-cell table:style-name="ce11"/>
          <table:table-cell table:style-name="ce15"/>
          <table:table-cell table:style-name="ce21" office:value-type="string">
            <text:p>ဇူးတင္တယ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</text:p>
          </table:table-cell>
          <table:table-cell table:style-name="ce11"/>
          <table:table-cell table:style-name="ce15"/>
          <table:table-cell table:style-name="ce21" office:value-type="string">
            <text:p>ဇူးတင္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par098765432</text:p>
          </table:table-cell>
          <table:table-cell office:value-type="string">
            <text:p>par</text:p>
          </table:table-cell>
          <table:table-cell table:style-name="ce16" office:value-type="string">
            <text:p>ပါ</text:p>
          </table:table-cell>
          <table:table-cell table:style-name="ce21" office:value-type="string">
            <text:p>ဇူးတင္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</text:p>
          </table:table-cell>
          <table:table-cell table:style-name="ce11"/>
          <table:table-cell table:style-name="ce15"/>
          <table:table-cell table:style-name="ce21" office:value-type="string">
            <text:p>ဇူးတင္ပါ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left)(left)</text:p>
          </table:table-cell>
          <table:table-cell table:style-name="ce11"/>
          <table:table-cell table:style-name="ce15"/>
          <table:table-cell table:style-name="ce21" office:value-type="string">
            <text:p>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kyay(right)(right)</text:p>
          </table:table-cell>
          <table:table-cell office:value-type="string">
            <text:p>kyay</text:p>
          </table:table-cell>
          <table:table-cell table:style-name="ce14" office:value-type="string">
            <text:p><text:span text:style-name="T5">ေက်း </text:span><text:span text:style-name="T5">,</text:span><text:span text:style-name="T5"> ေၾကး</text:span><text:span text:style-name="T5">,</text:span><text:span text:style-name="T5"> </text:span><text:span text:style-name="T6">ေက်</text:span><text:span text:style-name="T5"> </text:span><text:span text:style-name="T5">,</text:span><text:span text:style-name="T5"> ေၾက</text:span></text:p>
          </table:table-cell>
          <table:table-cell table:style-name="ce21" office:value-type="string">
            <text:p>|ဇူးတင္ပါ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</text:p>
          </table:table-cell>
          <table:table-cell table:style-name="ce11"/>
          <table:table-cell table:style-name="ce15"/>
          <table:table-cell table:style-name="ce21" office:value-type="string">
            <text:p><text:span text:style-name="T8">ေက်း</text:span><text:span text:style-name="T8">|</text:span><text:span text:style-name="T5">ဇူးတင္ပါတယ္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nter)(period)</text:p>
          </table:table-cell>
          <table:table-cell table:style-name="ce11"/>
          <table:table-cell table:style-name="ce15" table:number-columns-repeated="2"/>
          <table:table-cell table:style-name="ce21" office:value-type="string">
            <text:p>ေက်းဇူးတင္ပါတယ္။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56" table:end-x="0.3295in" table:end-y="0.1965in" draw:z-index="4" draw:name="Rectangle 7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vite-sar-tal-</text:p>
          </table:table-cell>
          <table:table-cell table:style-name="ce11" table:number-columns-repeated="2"/>
          <table:table-cell table:style-name="ce13" office:value-type="string">
            <text:p>ဗုိက္စာတယ္|</text:p>
          </table:table-cell>
          <table:table-cell table:style-name="ce13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(left)(back)</text:p>
          </table:table-cell>
          <table:table-cell table:style-name="ce11" table:number-columns-repeated="2"/>
          <table:table-cell table:style-name="ce13" office:value-type="string">
            <text:p>ဗုိက္|တယ္</text:p>
          </table:table-cell>
          <table:table-cell table:style-name="ce13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i2</text:p>
          </table:table-cell>
          <table:table-cell table:style-name="ce11" table:number-columns-repeated="2"/>
          <table:table-cell table:style-name="ce13" office:value-type="string">
            <text:p>ဗုိက္စိ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del)</text:p>
          </table:table-cell>
          <table:table-cell table:style-name="ce11" table:number-columns-repeated="2"/>
          <table:table-cell table:style-name="ce13" office:value-type="string">
            <text:p>ဗုိက္|တ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ssar1(comma)</text:p>
          </table:table-cell>
          <table:table-cell table:style-name="ce11" table:number-columns-repeated="3"/>
          <table:table-cell table:style-name="ce26" office:value-type="string">
            <text:p>ဗုိက္ဆာတယ္၊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61" table:end-x="0.3295in" table:end-y="0.1965in" draw:z-index="5" draw:name="Rectangle 9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vite-ssar-tal-.</text:p>
          </table:table-cell>
          <table:table-cell table:style-name="ce11" table:number-columns-repeated="3"/>
          <table:table-cell table:style-name="ce13" office:value-type="string">
            <text:p>ဗုိက္ဆာတယ္။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62" table:end-x="0.3295in" table:end-y="0.1969in" draw:z-index="6" draw:name="Rectangle 10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yay-zuu-tin-par-</text:p>
          </table:table-cell>
          <table:table-cell table:style-name="ce11" table:number-columns-repeated="2"/>
          <table:table-cell table:style-name="ce13" office:value-type="string">
            <text:p>ေက်းဇူးတင္ပါ|</text:p>
          </table:table-cell>
          <table:table-cell table:style-name="ce26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(left)(left)(left)</text:p>
          </table:table-cell>
          <table:table-cell table:style-name="ce11" table:number-columns-repeated="2"/>
          <table:table-cell table:style-name="ce13" office:value-type="string">
            <text:p>ေက်း|ဇူးတင္ပါ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del)</text:p>
          </table:table-cell>
          <table:table-cell table:style-name="ce11" table:number-columns-repeated="2"/>
          <table:table-cell table:style-name="ce13" office:value-type="string">
            <text:p>ေက်း|တင္ပါ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zuu-</text:p>
          </table:table-cell>
          <table:table-cell table:style-name="ce11" table:number-columns-repeated="2"/>
          <table:table-cell table:style-name="ce13" office:value-type="string">
            <text:p>ေက်းဇူး|တင္ပါ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back)(back)</text:p>
          </table:table-cell>
          <table:table-cell table:style-name="ce11" table:number-columns-repeated="2"/>
          <table:table-cell table:style-name="ce13" office:value-type="string">
            <text:p>|တင္ပါ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space)(del)</text:p>
          </table:table-cell>
          <table:table-cell table:style-name="ce11" table:number-columns-repeated="2"/>
          <table:table-cell table:style-name="ce13" office:value-type="string">
            <text:p>တ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back)ka-</text:p>
          </table:table-cell>
          <table:table-cell table:style-name="ce11" table:number-columns-repeated="2"/>
          <table:table-cell table:style-name="ce13" office:value-type="string">
            <text:p>က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69" table:end-x="0.3295in" table:end-y="0.1965in" draw:z-index="7" draw:name="Rectangle 11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(left)</text:p>
          </table:table-cell>
          <table:table-cell table:style-name="ce11" table:number-columns-repeated="2"/>
          <table:table-cell table:style-name="ce13" office:value-type="string">
            <text:p>|က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back)(back)(space)</text:p>
          </table:table-cell>
          <table:table-cell table:style-name="ce11" table:number-columns-repeated="2"/>
          <table:table-cell table:style-name="ce13" office:value-type="string">
            <text:p>က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del)(del)(right)</text:p>
          </table:table-cell>
          <table:table-cell table:style-name="ce11" table:number-columns-repeated="2"/>
          <table:table-cell table:style-name="ce13" office:value-type="string">
            <text:p>က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left)(left)</text:p>
          </table:table-cell>
          <table:table-cell table:style-name="ce11" table:number-columns-repeated="2"/>
          <table:table-cell table:style-name="ce13" office:value-type="string">
            <text:p>|က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back)(del)ka-</text:p>
          </table:table-cell>
          <table:table-cell table:style-name="ce11" table:number-columns-repeated="2"/>
          <table:table-cell table:style-name="ce13" office:value-type="string">
            <text:p>က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del)(back)</text:p>
          </table:table-cell>
          <table:table-cell table:style-name="ce11" table:number-columns-repeated="3"/>
          <table:table-cell table:number-columns-repeated="1018"/>
        </table:table-row>
        <table:table-row table:style-name="ro4" table:number-rows-repeated="2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Numbers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79" table:end-x="0.3295in" table:end-y="0.1969in" draw:z-index="8" draw:name="Rectangle 12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M=on</text:p>
          </table:table-cell>
          <table:table-cell table:style-name="ce11" table:number-columns-repeated="3"/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123</text:p>
          </table:table-cell>
          <table:table-cell table:style-name="ce11" table:number-columns-repeated="2"/>
          <table:table-cell table:style-name="ce21" office:value-type="string">
            <text:p>၁၂၃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ko2(left)(left)</text:p>
          </table:table-cell>
          <table:table-cell table:style-name="ce11" table:number-columns-repeated="2"/>
          <table:table-cell table:style-name="ce21" office:value-type="string">
            <text:p>၁၂|၃ကုိယ္</text:p>
          </table:table-cell>
          <table:table-cell table:style-name="ce21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5</text:p>
          </table:table-cell>
          <table:table-cell table:style-name="ce11" table:number-columns-repeated="2"/>
          <table:table-cell table:style-name="ce21" office:value-type="string">
            <text:p>၁၂၅|၃ကုိယ္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comma)</text:p>
          </table:table-cell>
          <table:table-cell table:style-name="ce11" table:number-columns-repeated="3"/>
          <table:table-cell table:style-name="ce21" office:value-type="string">
            <text:p>၁၂၅၃ကုိယ္၊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84" table:end-x="0.3295in" table:end-y="0.1969in" draw:z-index="9" draw:name="Rectangle 13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M=off</text:p>
          </table:table-cell>
          <table:table-cell table:style-name="ce11" table:number-columns-repeated="3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23</text:p>
          </table:table-cell>
          <table:table-cell table:style-name="ce11" table:number-columns-repeated="3"/>
          <table:table-cell table:style-name="ce27" office:value-type="string">
            <text:p>123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ko2(left)(left)</text:p>
          </table:table-cell>
          <table:table-cell table:style-name="ce11" table:number-columns-repeated="2"/>
          <table:table-cell table:style-name="ce21" office:value-type="string">
            <text:p>|ကုိယ္</text:p>
          </table:table-cell>
          <table:table-cell table:style-name="ce21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5</text:p>
          </table:table-cell>
          <table:table-cell table:style-name="ce11" table:number-columns-repeated="2"/>
          <table:table-cell table:style-name="ce21" office:value-type="string">
            <text:p>|ကုိယ္</text:p>
          </table:table-cell>
          <table:table-cell office:value-type="string">
            <text:p>5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(comma)</text:p>
          </table:table-cell>
          <table:table-cell table:style-name="ce11" table:number-columns-repeated="3"/>
          <table:table-cell table:style-name="ce21" office:value-type="string">
            <text:p>ကုိယ္၊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89" table:end-x="0.3295in" table:end-y="0.1969in" draw:z-index="10" draw:name="Rectangle 14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M=on</text:p>
          </table:table-cell>
          <table:table-cell table:style-name="ce11" table:number-columns-repeated="3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124(back)</text:p>
          </table:table-cell>
          <table:table-cell table:style-name="ce11" table:number-columns-repeated="2"/>
          <table:table-cell table:style-name="ce13" office:value-type="string">
            <text:p>၁၂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35(left)4(space)</text:p>
          </table:table-cell>
          <table:table-cell table:style-name="ce11" table:number-columns-repeated="2"/>
          <table:table-cell table:style-name="ce13" office:value-type="string">
            <text:p>၁၂၃၄၅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6ko1(enter)</text:p>
          </table:table-cell>
          <table:table-cell table:style-name="ce11" table:number-columns-repeated="3"/>
          <table:table-cell table:style-name="ce13" office:value-type="string">
            <text:p>၁၂၃၄၅၆ကုိ</text:p>
          </table:table-cell>
          <table:table-cell table:number-columns-repeated="1017"/>
        </table:table-row>
        <table:table-row table:style-name="ro4" table:number-rows-repeated="2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Trigrams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97" table:end-x="0.3295in" table:end-y="0.1969in" draw:z-index="11" draw:name="Rectangle 15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</text:p>
          </table:table-cell>
          <table:table-cell office:value-type="string">
            <text:p>ko</text:p>
          </table:table-cell>
          <table:table-cell table:style-name="ce14" office:value-type="string">
            <text:p>ကုိ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-ko</text:p>
          </table:table-cell>
          <table:table-cell office:value-type="string">
            <text:p>ko</text:p>
          </table:table-cell>
          <table:table-cell table:style-name="ce14" office:value-type="string">
            <text:p><text:span text:style-name="T7">ကုိယ္</text:span><text:span text:style-name="T5"> </text:span><text:span text:style-name="T5">, </text:span><text:span text:style-name="T5">ကုိ</text:span></text:p>
          </table:table-cell>
          <table:table-cell table:style-name="ce13" office:value-type="string">
            <text:p>ကုိ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99" table:end-x="0.3295in" table:end-y="0.1965in" draw:z-index="30" draw:name="Rectangle 3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1234567(left)(left)</text:p>
          </table:table-cell>
          <table:table-cell table:style-name="ce11" table:number-columns-repeated="2"/>
          <table:table-cell table:style-name="ce13" office:value-type="string">
            <text:p>၁၂၃၄၅|၆၇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ko-</text:p>
          </table:table-cell>
          <table:table-cell table:style-name="ce11" table:number-columns-repeated="2"/>
          <table:table-cell table:style-name="ce13" office:value-type="string">
            <text:p>၁၂၃၄၅<text:span text:style-name="T8">ကို</text:span><text:span text:style-name="T5">|</text:span><text:span text:style-name="T5">၆၇</text:span>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(back)ko-</text:p>
          </table:table-cell>
          <table:table-cell table:style-name="ce11" table:number-columns-repeated="2"/>
          <table:table-cell table:style-name="ce13" office:value-type="string">
            <text:p>၁၂၃၄၅<text:span text:style-name="T8">ကို</text:span><text:span text:style-name="T5">|</text:span><text:span text:style-name="T5">၆၇</text:span>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(right)(back)ko-</text:p>
          </table:table-cell>
          <table:table-cell table:style-name="ce11" table:number-columns-repeated="2"/>
          <table:table-cell table:style-name="ce13" office:value-type="string">
            <text:p>၁၂၃၄၅ကို<text:span text:style-name="T8">ကုိယ္</text:span><text:span text:style-name="T5">|</text:span><text:span text:style-name="T5">၇</text:span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left)(del)ko-</text:p>
          </table:table-cell>
          <table:table-cell table:style-name="ce11" table:number-columns-repeated="2"/>
          <table:table-cell table:style-name="ce13" office:value-type="string">
            <text:p>၁၂၃၄၅ကို<text:span text:style-name="T8">ကုိယ္</text:span><text:span text:style-name="T5">|</text:span><text:span text:style-name="T5">၇</text:span>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104" table:end-x="0.3295in" table:end-y="0.1965in" draw:z-index="31" draw:name="Rectangle 3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yaw</text:p>
          </table:table-cell>
          <table:table-cell table:style-name="ce5" office:value-type="string">
            <text:p>pyaw</text:p>
          </table:table-cell>
          <table:table-cell table:style-name="ce17" office:value-type="string">
            <text:p>ေျပာ <text:span text:style-name="T5">,</text:span><text:span text:style-name="T5"> ေပ်ာ္</text:span></text:p>
          </table:table-cell>
          <table:table-cell table:style-name="ce13"/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sc)tot-ma</text:p>
          </table:table-cell>
          <table:table-cell table:style-name="ce5" office:value-type="string">
            <text:p>ma</text:p>
          </table:table-cell>
          <table:table-cell table:style-name="ce17" office:value-type="string">
            <text:p>မ<text:span text:style-name="T5"> </text:span><text:span text:style-name="T5">, </text:span><text:span text:style-name="T5">မာ့</text:span></text:p>
          </table:table-cell>
          <table:table-cell table:style-name="ce13" office:value-type="string">
            <text:p>ေတာ့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ေတာ့မ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space)(left)(left)(left)</text:p>
          </table:table-cell>
          <table:table-cell table:style-name="ce11" table:number-columns-repeated="2"/>
          <table:table-cell table:style-name="ce13" office:value-type="string">
            <text:p>|ေတာ့မေျပာ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sso-</text:p>
          </table:table-cell>
          <table:table-cell table:style-name="ce11" table:number-columns-repeated="2"/>
          <table:table-cell table:style-name="ce13" office:value-type="string">
            <text:p>ဆုိ|ေတာ့မေျပာ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right)(right)(del)</text:p>
          </table:table-cell>
          <table:table-cell table:style-name="ce11" table:number-columns-repeated="2"/>
          <table:table-cell table:style-name="ce13" office:value-type="string">
            <text:p>ဆုိေတာ့မ|</text:p>
          </table:table-cell>
          <table:table-cell table:style-name="ce13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pyaw</text:p>
          </table:table-cell>
          <table:table-cell table:style-name="ce5" office:value-type="string">
            <text:p>pyaw</text:p>
          </table:table-cell>
          <table:table-cell table:style-name="ce19" office:value-type="string">
            <text:p><text:span text:style-name="T7">ေပ်ာ္</text:span><text:span text:style-name="T8"> </text:span><text:span text:style-name="T5">,</text:span><text:span text:style-name="T5"> ေျပာ</text:span></text:p>
          </table:table-cell>
          <table:table-cell table:style-name="ce13" office:value-type="string">
            <text:p>ဆုိေတာ့မ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2(left)(left)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ဆုိေတာ့|မေျပာ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sc)(back)(back)(space)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မ|ေျပာ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(esc)(space)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မေျပာ|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5" office:value-type="string">
            <text:p>(space)(del)(left)(del)pyaw</text:p>
          </table:table-cell>
          <table:table-cell table:style-name="ce5" office:value-type="string">
            <text:p>pyaw</text:p>
          </table:table-cell>
          <table:table-cell table:style-name="ce18" office:value-type="string">
            <text:p>ေျပာ <text:span text:style-name="T5">,</text:span><text:span text:style-name="T5"> ေပ်ာ္</text:span></text:p>
          </table:table-cell>
          <table:table-cell table:style-name="ce13" office:value-type="string">
            <text:p>မေျပာ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115" table:end-x="0.3295in" table:end-y="0.1965in" draw:z-index="32" draw:name="Rectangle 3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15" table:end-x="0.3295in" table:end-y="0.1965in" draw:z-index="33" draw:name="Rectangle 3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" office:value-type="string">
            <text:p>sso-tot-ma-pyaw-</text:p>
          </table:table-cell>
          <table:table-cell table:style-name="ce11" office:value-type="string">
            <text:p>`</text:p>
          </table:table-cell>
          <table:table-cell table:style-name="ce11"/>
          <table:table-cell table:style-name="ce13" office:value-type="string">
            <text:p>ဆုိေတာ့မေပ်ာ္|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6" office:value-type="string">
            <text:p>(left <text:span text:style-name="T3">x4</text:span><text:span text:style-name="T2">)</text:span></text:p>
          </table:table-cell>
          <table:table-cell table:style-name="ce11" table:number-columns-repeated="2"/>
          <table:table-cell table:style-name="ce13" office:value-type="string">
            <text:p>|ဆုိေတာ့မေပ်ာ္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6" office:value-type="string">
            <text:p>ko1ko2</text:p>
          </table:table-cell>
          <table:table-cell table:style-name="ce11" table:number-columns-repeated="2"/>
          <table:table-cell table:style-name="ce13" office:value-type="string">
            <text:p>ကုိကုိ|ဆုိေတာ့မေပ်ာ္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4" office:value-type="string">
            <text:p>Consumed Input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22" table:end-x="0.3295in" table:end-y="0.1969in" draw:z-index="12" draw:name="Rectangle 16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(comma)(period)</text:p>
          </table:table-cell>
          <table:table-cell office:value-type="string">
            <text:p>ko</text:p>
          </table:table-cell>
          <table:table-cell table:style-name="ce14" office:value-type="string">
            <text:p>ကုိ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/>
          <table:table-cell>
            <draw:custom-shape table:end-cell-address="Checklist.B123" table:end-x="0.3295in" table:end-y="0.1965in" draw:z-index="13" draw:name="Rectangle 17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(esc)</text:p>
          </table:table-cell>
          <table:table-cell table:style-name="ce11"/>
          <table:table-cell table:style-name="ce15" table:number-columns-repeated="2"/>
          <table:table-cell office:value-type="string">
            <text:p>(esc)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24" table:end-x="0.3295in" table:end-y="0.1969in" draw:z-index="14" draw:name="Rectangle 18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(esc)(left)(right)</text:p>
          </table:table-cell>
          <table:table-cell table:style-name="ce11"/>
          <table:table-cell table:style-name="ce15" table:number-columns-repeated="2"/>
          <table:table-cell table:style-name="ce27" office:value-type="string">
            <text:p>(left)(right)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25" table:end-x="0.3295in" table:end-y="0.1969in" draw:z-index="15" draw:name="Rectangle 19" draw:style-name="gr1" draw:text-style-name="P1" svg:width="0.1539in" svg:height="0.1453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-(esc)(enter)</text:p>
          </table:table-cell>
          <table:table-cell table:style-name="ce11"/>
          <table:table-cell table:style-name="ce15" table:number-columns-repeated="2"/>
          <table:table-cell table:style-name="ce27" office:value-type="string">
            <text:p>(enter)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26" table:end-x="0.3295in" table:end-y="0.1965in" draw:z-index="16" draw:name="Rectangle 20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(esc)k</text:p>
          </table:table-cell>
          <table:table-cell office:value-type="string">
            <text:p>k</text:p>
          </table:table-cell>
          <table:table-cell table:style-name="ce14"/>
          <table:table-cell table:style-name="ce13"/>
          <table:table-cell table:style-name="ce2"/>
          <table:table-cell table:number-columns-repeated="1017"/>
        </table:table-row>
        <table:table-row table:style-name="ro4">
          <table:table-cell/>
          <table:table-cell>
            <draw:custom-shape table:end-cell-address="Checklist.B127" table:end-x="0.3295in" table:end-y="0.1969in" draw:z-index="17" draw:name="Rectangle 21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1(esc)ko1-</text:p>
          </table:table-cell>
          <table:table-cell table:style-name="ce11"/>
          <table:table-cell table:style-name="ce15" table:number-columns-repeated="2"/>
          <table:table-cell table:style-name="ce23" office:value-type="string">
            <text:p>ကုိ</text:p>
          </table:table-cell>
          <table:table-cell table:number-columns-repeated="1017"/>
        </table:table-row>
        <table:table-row table:style-name="ro4" table:number-rows-repeated="2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Autocomplete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32" table:end-x="0.3295in" table:end-y="0.1969in" draw:z-index="18" draw:name="Rectangle 22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sing</text:p>
          </table:table-cell>
          <table:table-cell office:value-type="string">
            <text:p>sing<text:span text:style-name="T4">(apore)</text:span></text:p>
          </table:table-cell>
          <table:table-cell table:style-name="ce16" office:value-type="string">
            <text:p>စကၤာပူ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စကၤာပူ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134" table:end-x="0.3295in" table:end-y="0.1965in" draw:z-index="19" draw:name="Rectangle 24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hot</text:p>
          </table:table-cell>
          <table:table-cell office:value-type="string">
            <text:p>khot(e)</text:p>
          </table:table-cell>
          <table:table-cell table:style-name="ce14" office:value-type="string">
            <text:p>ခုပ္ <text:span text:style-name="T5">, </text:span><text:span text:style-name="T5">ခုတ္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ခုပ္|</text:p>
          </table:table-cell>
          <table:table-cell table:number-columns-repeated="1018"/>
        </table:table-row>
        <table:table-row table:style-name="ro4" table:number-rows-repeated="2">
          <table:table-cell table:number-columns-repeated="4"/>
          <table:table-cell table:style-name="ce20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4" office:value-type="string">
            <text:p>Aung/Kaung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40" table:end-x="0.3295in" table:end-y="0.1969in" draw:z-index="20" draw:name="Rectangle 25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aung</text:p>
          </table:table-cell>
          <table:table-cell office:value-type="string">
            <text:p>aung</text:p>
          </table:table-cell>
          <table:table-cell table:style-name="ce14" office:value-type="string">
            <text:p>ေအာင္<text:span text:style-name="T5"> </text:span><text:span text:style-name="T5">,</text:span><text:span text:style-name="T5"> ေအာင္း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/>
          <table:table-cell>
            <draw:custom-shape table:end-cell-address="Checklist.B141" table:end-x="0.3295in" table:end-y="0.1969in" draw:z-index="21" draw:name="Rectangle 26" draw:style-name="gr1" draw:text-style-name="P1" svg:width="0.1539in" svg:height="0.1453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ag</text:p>
          </table:table-cell>
          <table:table-cell office:value-type="string">
            <text:p>ag</text:p>
          </table:table-cell>
          <table:table-cell table:style-name="ce16" office:value-type="string">
            <text:p>ေအာင္<text:span text:style-name="T8"> </text:span><text:span text:style-name="T8">,</text:span><text:span text:style-name="T8"> ေအာင္း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/>
          <table:table-cell>
            <draw:custom-shape table:end-cell-address="Checklist.B142" table:end-x="0.3295in" table:end-y="0.1965in" draw:z-index="22" draw:name="Rectangle 27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ung</text:p>
          </table:table-cell>
          <table:table-cell office:value-type="string">
            <text:p>kaung</text:p>
          </table:table-cell>
          <table:table-cell table:style-name="ce14" office:value-type="string">
            <text:p>ေကာင္း<text:span text:style-name="T5"> </text:span><text:span text:style-name="T5">,</text:span><text:span text:style-name="T5"> ေကာင္</text:span></text:p>
          </table:table-cell>
          <table:table-cell table:number-columns-repeated="1019"/>
        </table:table-row>
        <table:table-row table:style-name="ro4">
          <table:table-cell/>
          <table:table-cell>
            <draw:custom-shape table:end-cell-address="Checklist.B143" table:end-x="0.3295in" table:end-y="0.1969in" draw:z-index="23" draw:name="Rectangle 28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 office:value-type="string">
            <text:p>kg</text:p>
          </table:table-cell>
          <table:table-cell table:style-name="ce14" office:value-type="string">
            <text:p>ေကာင္း<text:span text:style-name="T5"> </text:span><text:span text:style-name="T5">,</text:span><text:span text:style-name="T5"> ေကာင္</text:span>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4" office:value-type="string">
            <text:p>Fast Input*</text:p>
          </table:table-cell>
          <table:table-cell table:style-name="ce12" office:value-type="string">
            <text:p>*"swipe" your fingers over the keys to test lots of keypresses in a row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5">
          <table:table-cell/>
          <table:table-cell>
            <draw:custom-shape table:end-cell-address="Checklist.B148" table:end-x="0.3295in" table:end-y="0.1736in" draw:z-index="24" draw:name="Rectangle 29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qwertyuiop</text:p>
          </table:table-cell>
          <table:table-cell office:value-type="string">
            <text:p>we</text:p>
          </table:table-cell>
          <table:table-cell table:style-name="ce14" office:value-type="string">
            <text:p>ဝီ <text:span text:style-name="T5">, </text:span><text:span text:style-name="T5">ဝီလ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5">
          <table:table-cell/>
          <table:table-cell>
            <draw:custom-shape table:end-cell-address="Checklist.B149" table:end-x="0.3295in" table:end-y="0.1736in" draw:z-index="25" draw:name="Rectangle 30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asdfghjkl</text:p>
          </table:table-cell>
          <table:table-cell office:value-type="string">
            <text:p>ag</text:p>
          </table:table-cell>
          <table:table-cell table:style-name="ce14" office:value-type="string">
            <text:p>ေအာင္<text:span text:style-name="T5"> </text:span><text:span text:style-name="T5">,</text:span><text:span text:style-name="T5"> ေအာင္း</text:span></text:p>
          </table:table-cell>
          <table:table-cell table:number-columns-repeated="1019"/>
        </table:table-row>
        <table:table-row table:style-name="ro1">
          <table:table-cell/>
          <table:table-cell>
            <draw:custom-shape table:end-cell-address="Checklist.B150" table:end-x="0.3295in" table:end-y="0.1669in" draw:z-index="26" draw:name="Rectangle 31" draw:style-name="gr1" draw:text-style-name="P1" svg:width="0.1539in" svg:height="0.1228in" svg:x="0.1756in" svg:y="0.0441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zxcvbnm,</text:p>
          </table:table-cell>
          <table:table-cell office:value-type="string">
            <text:p>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Mywords.tx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1">
          <table:table-cell/>
          <table:table-cell>
            <draw:custom-shape table:end-cell-address="Checklist.B155" table:end-x="0.3295in" table:end-y="0.1543in" draw:z-index="27" draw:name="Rectangle 32" draw:style-name="gr1" draw:text-style-name="P1" svg:width="0.1539in" svg:height="0.1134in" svg:x="0.1756in" svg:y="0.0409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55" table:end-x="0.3295in" table:end-y="0.1543in" draw:z-index="35" draw:name="Rectangle 32" draw:style-name="gr1" draw:text-style-name="P1" svg:width="0.1539in" svg:height="0.1134in" svg:x="0.1756in" svg:y="0.0409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Add to mywords.txt:</text:p>
          </table:table-cell>
          <table:table-cell/>
          <table:table-cell table:style-name="ce14"/>
          <table:table-cell table:style-name="ce13"/>
          <table:table-cell table:style-name="ce2"/>
          <table:table-cell table:number-columns-repeated="1017"/>
        </table:table-row>
        <table:table-row table:style-name="ro6">
          <table:table-cell table:number-columns-repeated="2"/>
          <table:table-cell table:style-name="ce7" office:value-type="string">
            <text:p><text:s text:c="3"/>ခုတ္ <text:span text:style-name="T2">= kott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7" office:value-type="string">
            <text:p><text:s text:c="3"/>ရွ <text:span text:style-name="T2">= xa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7" office:value-type="string">
            <text:p><text:s text:c="3"/>သွ် <text:span text:style-name="T2">= xa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7" office:value-type="string">
            <text:p><text:s text:c="2"/><text:s/>ေရွာင္ <text:span text:style-name="T2">= xaung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7" office:value-type="string">
            <text:p><text:s text:c="3"/>ခုပ္ <text:span text:style-name="T2">= kote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8" office:value-type="string">
            <text:p>Make sure WaitZar doesn't crash.</text:p>
          </table:table-cell>
          <table:table-cell table:number-columns-repeated="1021"/>
        </table:table-row>
        <table:table-row table:style-name="ro4">
          <table:table-cell/>
          <table:table-cell>
            <draw:custom-shape table:end-cell-address="Checklist.B162" table:end-x="0.3295in" table:end-y="0.1965in" draw:z-index="36" draw:name="Rectangle 32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62" table:end-x="0.3295in" table:end-y="0.1965in" draw:z-index="37" draw:name="Rectangle 32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8" office:value-type="string">
            <text:p>kot</text:p>
          </table:table-cell>
          <table:table-cell office:value-type="string">
            <text:p>kot</text:p>
          </table:table-cell>
          <table:table-cell table:style-name="ce14" office:value-type="string">
            <text:p>ေကာ့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" office:value-type="string">
            <text:p>t</text:p>
          </table:table-cell>
          <table:table-cell office:value-type="string">
            <text:p>kott</text:p>
          </table:table-cell>
          <table:table-cell table:style-name="ce14" office:value-type="string">
            <text:p>ခုတ္</text:p>
          </table:table-cell>
          <table:table-cell table:number-columns-repeated="1019"/>
        </table:table-row>
        <table:table-row table:style-name="ro4">
          <table:table-cell/>
          <table:table-cell>
            <draw:custom-shape table:end-cell-address="Checklist.B164" table:end-x="0.3295in" table:end-y="0.1969in" draw:z-index="38" draw:name="Rectangle 32" draw:style-name="gr1" draw:text-style-name="P1" svg:width="0.1539in" svg:height="0.1453in" svg:x="0.1756in" svg:y="0.0516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64" table:end-x="0.3295in" table:end-y="0.1969in" draw:z-index="39" draw:name="Rectangle 32" draw:style-name="gr1" draw:text-style-name="P1" svg:width="0.1539in" svg:height="0.1453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xa</text:p>
          </table:table-cell>
          <table:table-cell office:value-type="string">
            <text:p>xa</text:p>
          </table:table-cell>
          <table:table-cell table:style-name="ce13" office:value-type="string">
            <text:p><text:span text:style-name="T6">ရွ</text:span><text:span text:style-name="T5"> </text:span><text:span text:style-name="T5">, </text:span><text:span text:style-name="T5">သွ်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" office:value-type="string">
            <text:p>(esc)xau</text:p>
          </table:table-cell>
          <table:table-cell office:value-type="string">
            <text:p>xau(ng)</text:p>
          </table:table-cell>
          <table:table-cell table:style-name="ce14" office:value-type="string">
            <text:p>ေရွာင္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" office:value-type="string">
            <text:p>(esc)xg</text:p>
          </table:table-cell>
          <table:table-cell office:value-type="string">
            <text:p>xg</text:p>
          </table:table-cell>
          <table:table-cell table:style-name="ce14" office:value-type="string">
            <text:p>ေရွာင္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ေရွာင္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 table:number-columns-repeated="2"/>
          <table:table-cell table:style-name="ce13" office:value-type="string">
            <text:p>ေရွာင္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169" table:end-x="0.3295in" table:end-y="0.1969in" draw:z-index="40" draw:name="Rectangle 32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69" table:end-x="0.3295in" table:end-y="0.1969in" draw:z-index="41" draw:name="Rectangle 32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-xa-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7">ကုိ</text:span><text:span text:style-name="T5"> </text:span><text:span text:style-name="T5">, </text:span><text:span text:style-name="T5">ကုိယ္</text:span></text:p>
          </table:table-cell>
          <table:table-cell table:style-name="ce13" office:value-type="string">
            <text:p>ကုိရွ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170" table:end-x="0.3295in" table:end-y="0.1736in" draw:z-index="42" draw:name="Rectangle 32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70" table:end-x="0.3295in" table:end-y="0.1736in" draw:z-index="43" draw:name="Rectangle 32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8" office:value-type="string">
            <text:p>kote6</text:p>
          </table:table-cell>
          <table:table-cell table:style-name="ce11"/>
          <table:table-cell table:style-name="ce15"/>
          <table:table-cell table:style-name="ce23" office:value-type="string">
            <text:p>ခုပ္<text:span text:style-name="T5">|</text:span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3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4" office:value-type="string">
            <text:p>Hotkey Switch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5">
          <table:table-cell/>
          <table:table-cell>
            <draw:custom-shape table:end-cell-address="Checklist.B174" table:end-x="0.3295in" table:end-y="0.1732in" draw:z-index="28" draw:name="Rectangle 33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 office:value-type="string">
            <text:p>ko</text:p>
          </table:table-cell>
          <table:table-cell table:style-name="ce13" office:value-type="string">
            <text:p><text:span text:style-name="T6">ကုိ</text:span>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(lang)</text:p>
          </table:table-cell>
          <table:table-cell/>
          <table:table-cell table:style-name="ce13" table:number-columns-repeated="2"/>
          <table:table-cell table:style-name="ce2"/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(lang)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6">ကုိ</text:span>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ကုိ|</text:p>
          </table:table-cell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(lang)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(lang)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7">ကုိ</text:span><text:span text:style-name="T5"> </text:span><text:span text:style-name="T5">, </text:span><text:span text:style-name="T5">ကုိယ္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<text:span text:style-name="T8">ကုိ</text:span><text:span text:style-name="T5">|</text:span>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181" table:end-x="0.3295in" table:end-y="0.1736in" draw:z-index="44" draw:name="Rectangle 33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ite(right)(right)</text:p>
          </table:table-cell>
          <table:table-cell table:style-name="ce5" office:value-type="string">
            <text:p>pite</text:p>
          </table:table-cell>
          <table:table-cell table:style-name="ce21" office:value-type="string">
            <text:p>ပုိက္ , <text:span text:style-name="T6">ပုိဒ္</text:span></text:p>
          </table:table-cell>
          <table:table-cell table:style-name="ce13"/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(lang)(lang)pite</text:p>
          </table:table-cell>
          <table:table-cell table:style-name="ce5" office:value-type="string">
            <text:p>pite</text:p>
          </table:table-cell>
          <table:table-cell table:style-name="ce21" office:value-type="string">
            <text:p><text:span text:style-name="T6">ပုိက္</text:span><text:span text:style-name="T5"> </text:span><text:span text:style-name="T5">, </text:span><text:span text:style-name="T5">ပုိဒ္</text:span></text:p>
          </table:table-cell>
          <table:table-cell table:style-name="ce13"/>
          <table:table-cell table:number-columns-repeated="1018"/>
        </table:table-row>
        <table:table-row table:style-name="ro5">
          <table:table-cell/>
          <table:table-cell>
            <draw:custom-shape table:end-cell-address="Checklist.B183" table:end-x="0.3295in" table:end-y="0.1736in" draw:z-index="45" draw:name="Rectangle 33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ite1ssan-ma-shi-(left)(left)(left)</text:p>
          </table:table-cell>
          <table:table-cell table:style-name="ce11"/>
          <table:table-cell table:style-name="ce15"/>
          <table:table-cell table:style-name="ce13" office:value-type="string">
            <text:p>ပုိက္|ဆံမရွိ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(lang)(lang)buu-</text:p>
          </table:table-cell>
          <table:table-cell table:style-name="ce11"/>
          <table:table-cell table:style-name="ce15"/>
          <table:table-cell table:style-name="ce13" office:value-type="string">
            <text:p>ဘူး|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Focus Lost*</text:p>
          </table:table-cell>
          <table:table-cell table:style-name="ce12" office:value-type="string">
            <text:p>*this test is optional on platforms in which WaitZar never loses focus (e.g., Windows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5">
          <table:table-cell/>
          <table:table-cell>
            <draw:custom-shape table:end-cell-address="Checklist.B188" table:end-x="0.3295in" table:end-y="0.1732in" draw:z-index="29" draw:name="Rectangle 34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188" table:end-x="0.3295in" table:end-y="0.1732in" draw:z-index="46" draw:name="Rectangle 33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6">ကုိ</text:span><text:span text:style-name="T5"> </text:span><text:span text:style-name="T5">, </text:span><text:span text:style-name="T5">ကုိယ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(lost: click on another window)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(gained: alt-tab back)</text:p>
          </table:table-cell>
          <table:table-cell/>
          <table:table-cell table:style-name="ce13" table:number-columns-repeated="2"/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6">ကုိ</text:span><text:span text:style-name="T5"> </text:span><text:span text:style-name="T5">, </text:span><text:span text:style-name="T5">ကုိယ္</text:span></text:p>
          </table:table-cell>
          <table:table-cell table:style-name="ce13"/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ကုိ|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(lost)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(gained)ko</text:p>
          </table:table-cell>
          <table:table-cell office:value-type="string">
            <text:p>ko</text:p>
          </table:table-cell>
          <table:table-cell table:style-name="ce13" office:value-type="string">
            <text:p><text:span text:style-name="T7">ကုိ</text:span><text:span text:style-name="T5"> </text:span><text:span text:style-name="T5">, </text:span><text:span text:style-name="T5">ကုိယ္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-</text:p>
          </table:table-cell>
          <table:table-cell table:style-name="ce11"/>
          <table:table-cell table:style-name="ce15"/>
          <table:table-cell table:style-name="ce13" office:value-type="string">
            <text:p><text:span text:style-name="T8">ကုိ</text:span><text:span text:style-name="T5">|</text:span>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196" table:end-x="0.3295in" table:end-y="0.1736in" draw:z-index="47" draw:name="Rectangle 33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ite(right)(right)</text:p>
          </table:table-cell>
          <table:table-cell table:style-name="ce5" office:value-type="string">
            <text:p>pite</text:p>
          </table:table-cell>
          <table:table-cell table:style-name="ce21" office:value-type="string">
            <text:p>ပုိက္ , <text:span text:style-name="T6">ပုိဒ္</text:span></text:p>
          </table:table-cell>
          <table:table-cell table:style-name="ce13"/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(lost)(gained)pite</text:p>
          </table:table-cell>
          <table:table-cell table:style-name="ce5" office:value-type="string">
            <text:p>pite</text:p>
          </table:table-cell>
          <table:table-cell table:style-name="ce21" office:value-type="string">
            <text:p><text:span text:style-name="T6">ပုိက္</text:span><text:span text:style-name="T5"> </text:span><text:span text:style-name="T5">, </text:span><text:span text:style-name="T5">ပုိဒ္</text:span></text:p>
          </table:table-cell>
          <table:table-cell table:style-name="ce13"/>
          <table:table-cell table:number-columns-repeated="1018"/>
        </table:table-row>
        <table:table-row table:style-name="ro5">
          <table:table-cell/>
          <table:table-cell>
            <draw:custom-shape table:end-cell-address="Checklist.B198" table:end-x="0.3295in" table:end-y="0.1736in" draw:z-index="48" draw:name="Rectangle 33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pite1ssan-ma-shi-(left)(left)(left)</text:p>
          </table:table-cell>
          <table:table-cell table:style-name="ce11"/>
          <table:table-cell table:style-name="ce15"/>
          <table:table-cell table:style-name="ce13" office:value-type="string">
            <text:p>ပုိက္|ဆံမရွိ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(lost)(gained)buu-</text:p>
          </table:table-cell>
          <table:table-cell table:style-name="ce11"/>
          <table:table-cell table:style-name="ce15"/>
          <table:table-cell table:style-name="ce13" office:value-type="string">
            <text:p>ဘူး|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3">
          <table:table-cell table:number-columns-repeated="2"/>
          <table:table-cell table:style-name="ce4" office:value-type="string">
            <text:p>Previous Bug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1">
          <table:table-cell/>
          <table:table-cell>
            <draw:custom-shape table:end-cell-address="Checklist.B204" table:end-x="0.3295in" table:end-y="0.1543in" draw:z-index="49" draw:name="Rectangle 25" draw:style-name="gr1" draw:text-style-name="P1" svg:width="0.1539in" svg:height="0.1138in" svg:x="0.1756in" svg:y="0.040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1111-</text:p>
          </table:table-cell>
          <table:table-cell table:style-name="ce11"/>
          <table:table-cell table:style-name="ce15" table:number-columns-repeated="2"/>
          <table:table-cell table:style-name="ce28" office:value-type="float" office:value="1111">
            <text:p>1111</text:p>
          </table:table-cell>
          <table:table-cell table:number-columns-repeated="1017"/>
        </table:table-row>
        <table:table-row table:style-name="ro1">
          <table:table-cell/>
          <table:table-cell>
            <draw:custom-shape table:end-cell-address="Checklist.B205" table:end-x="0.3295in" table:end-y="0.1543in" draw:z-index="50" draw:name="Rectangle 25" draw:style-name="gr1" draw:text-style-name="P1" svg:width="0.1539in" svg:height="0.1138in" svg:x="0.1756in" svg:y="0.040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123334-</text:p>
          </table:table-cell>
          <table:table-cell table:style-name="ce11"/>
          <table:table-cell table:style-name="ce15" table:number-columns-repeated="2"/>
          <table:table-cell table:style-name="ce28" office:value-type="float" office:value="123334">
            <text:p>123334</text:p>
          </table:table-cell>
          <table:table-cell table:number-columns-repeated="1017"/>
        </table:table-row>
        <table:table-row table:style-name="ro1">
          <table:table-cell/>
          <table:table-cell>
            <draw:custom-shape table:end-cell-address="Checklist.B206" table:end-x="0.3295in" table:end-y="0.1543in" draw:z-index="51" draw:name="Rectangle 25" draw:style-name="gr1" draw:text-style-name="P1" svg:width="0.1539in" svg:height="0.1138in" svg:x="0.1756in" svg:y="0.040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ka1ka-(enter)</text:p>
          </table:table-cell>
          <table:table-cell table:style-name="ce11"/>
          <table:table-cell table:style-name="ce15" table:number-columns-repeated="2"/>
          <table:table-cell table:style-name="ce29" office:value-type="string">
            <text:p>ကကက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>
            <text:p>Easy Pat-Sint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Pass?</text:p>
          </table:table-cell>
          <table:table-cell table:style-name="ce2" office:value-type="string">
            <text:p>User Input</text:p>
          </table:table-cell>
          <table:table-cell table:style-name="ce2" office:value-type="string">
            <text:p>Aux String</text:p>
          </table:table-cell>
          <table:table-cell table:style-name="ce2" office:value-type="string">
            <text:p>Guesses</text:p>
          </table:table-cell>
          <table:table-cell table:style-name="ce2" office:value-type="string">
            <text:p>Prefix String</text:p>
          </table:table-cell>
          <table:table-cell table:style-name="ce2" office:value-type="string">
            <text:p>Typed String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211" table:end-x="0.3295in" table:end-y="0.1969in" draw:z-index="52" draw:name="Rectangle 25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 office:value-type="string">
            <text:p>man</text:p>
          </table:table-cell>
          <table:table-cell table:style-name="ce14" office:value-type="string">
            <text:p>မံ<text:span text:style-name="T5">, </text:span><text:span text:style-name="T5">မန္</text:span><text:span text:style-name="T5">, </text:span><text:span text:style-name="T5">မဏ္</text:span><text:span text:style-name="T5">, </text:span><text:span text:style-name="T5">မာရ္</text:span>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2t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9">မႏၲ</text:span><text:span text:style-name="T5">, </text:span><text:span text:style-name="T10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left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မႏၲ</text:span><text:span text:style-name="T5">, </text:span><text:span text:style-name="T5">တ</text:span><text:span text:style-name="T5">, </text:span><text:span text:style-name="T5">တာ့</text:span></text:p>
          </table:table-cell>
          <table:table-cell table:style-name="ce25" office:value-type="string">
            <text:p>မႏၲ<text:span text:style-name="T5">|</text:span></text:p>
          </table:table-cell>
          <table:table-cell table:style-name="ce2"/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`</text:p>
          </table:table-cell>
          <table:table-cell table:style-name="ce11" table:number-columns-repeated="2"/>
          <table:table-cell table:style-name="ce13" office:value-type="string">
            <text:p>မႏၲ|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 table:number-columns-repeated="3"/>
          <table:table-cell table:style-name="ce13" office:value-type="string">
            <text:p>မႏၲ</text:p>
          </table:table-cell>
          <table:table-cell table:number-columns-repeated="1017"/>
        </table:table-row>
        <table:table-row table:style-name="ro4">
          <table:table-cell/>
          <table:table-cell>
            <draw:custom-shape table:end-cell-address="Checklist.B216" table:end-x="0.3295in" table:end-y="0.1965in" draw:z-index="53" draw:name="Rectangle 25" draw:style-name="gr1" draw:text-style-name="P1" svg:width="0.1539in" svg:height="0.1449in" svg:x="0.1756in" svg:y="0.0516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-t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`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table:style-name="ce11" table:number-columns-repeated="2"/>
          <table:table-cell table:style-name="ce13" office:value-type="string">
            <text:p>တ|</text:p>
          </table:table-cell>
          <table:table-cell table:number-columns-repeated="1018"/>
        </table:table-row>
        <table:table-row table:style-name="ro4">
          <table:table-cell/>
          <table:table-cell>
            <draw:custom-shape table:end-cell-address="Checklist.B219" table:end-x="0.3295in" table:end-y="0.1969in" draw:z-index="54" draw:name="Rectangle 25" draw:style-name="gr1" draw:text-style-name="P1" svg:width="0.1539in" svg:height="0.1449in" svg:x="0.1756in" svg:y="0.052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-t</text:p>
          </table:table-cell>
          <table:table-cell office:value-type="string">
            <text:p>t</text:p>
          </table:table-cell>
          <table:table-cell table:style-name="ce13"/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`</text:p>
          </table:table-cell>
          <table:table-cell office:value-type="string">
            <text:p>t</text:p>
          </table:table-cell>
          <table:table-cell table:style-name="ce13"/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-</text:p>
          </table:table-cell>
          <table:table-cell office:value-type="string">
            <text:p>t</text:p>
          </table:table-cell>
          <table:table-cell table:style-name="ce13" table:number-columns-repeated="2"/>
          <table:table-cell table:number-columns-repeated="1018"/>
        </table:table-row>
        <table:table-row table:style-name="ro5">
          <table:table-cell/>
          <table:table-cell>
            <draw:custom-shape table:end-cell-address="Checklist.B222" table:end-x="0.3295in" table:end-y="0.1736in" draw:z-index="55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 left esc ta</text:p>
          </table:table-cell>
          <table:table-cell office:value-type="string">
            <text:p>ta</text:p>
          </table:table-cell>
          <table:table-cell table:style-name="ce13" office:value-type="string">
            <text:p>မႏၲ, <text:span text:style-name="T10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style-name="ce2"/>
          <table:table-cell table:number-columns-repeated="1017"/>
        </table:table-row>
        <table:table-row table:style-name="ro5">
          <table:table-cell/>
          <table:table-cell>
            <draw:custom-shape table:end-cell-address="Checklist.B223" table:end-x="0.3295in" table:end-y="0.1736in" draw:z-index="56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-t ` - 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24" table:end-x="0.3295in" table:end-y="0.1736in" draw:z-index="57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 left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မႏၲ</text:span><text:span text:style-name="T5">, </text:span><text:span text:style-name="T5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`</text:p>
          </table:table-cell>
          <table:table-cell table:style-name="ce11" table:number-columns-repeated="2"/>
          <table:table-cell table:style-name="ce13" office:value-type="string">
            <text:p>မႏၲ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26" table:end-x="0.3295in" table:end-y="0.1736in" draw:z-index="58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26" table:end-x="0.3295in" table:end-y="0.1736in" draw:z-index="59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 left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မႏၲ</text:span><text:span text:style-name="T5">, </text:span><text:span text:style-name="T5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1</text:p>
          </table:table-cell>
          <table:table-cell table:style-name="ce11" table:number-columns-repeated="2"/>
          <table:table-cell table:style-name="ce13" office:value-type="string">
            <text:p>မန္တ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28" table:end-x="0.3295in" table:end-y="0.1736in" draw:z-index="60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28" table:end-x="0.3295in" table:end-y="0.1736in" draw:z-index="61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-back</text:p>
          </table:table-cell>
          <table:table-cell table:style-name="ce11" table:number-columns-repeated="2"/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ta`</text:p>
          </table:table-cell>
          <table:table-cell table:style-name="ce11" table:number-columns-repeated="2"/>
          <table:table-cell table:style-name="ce13" office:value-type="string">
            <text:p>မႏၲ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back t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`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1</text:p>
          </table:table-cell>
          <table:table-cell table:style-name="ce11" table:number-columns-repeated="2"/>
          <table:table-cell table:style-name="ce13" office:value-type="string">
            <text:p>တ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33" table:end-x="0.3295in" table:end-y="0.1732in" draw:z-index="62" draw:name="Rectangle 25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33" table:end-x="0.3295in" table:end-y="0.1732in" draw:z-index="63" draw:name="Rectangle 25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r</text:p>
          </table:table-cell>
          <table:table-cell office:value-type="string">
            <text:p>tar</text:p>
          </table:table-cell>
          <table:table-cell table:style-name="ce14" office:value-type="string">
            <text:p>တာ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back</text:p>
          </table:table-cell>
          <table:table-cell office:value-type="string">
            <text:p>ta</text:p>
          </table:table-cell>
          <table:table-cell table:style-name="ce13" office:value-type="string">
            <text:p>မႏၲ, 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left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မႏၲ</text:span><text:span text:style-name="T5">, </text:span><text:span text:style-name="T5">တ</text:span><text:span text:style-name="T5">, </text:span><text:span text:style-name="T5">တာ့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t</text:p>
          </table:table-cell>
          <table:table-cell office:value-type="string">
            <text:p>tat</text:p>
          </table:table-cell>
          <table:table-cell table:style-name="ce13" office:value-type="string">
            <text:p><text:span text:style-name="T6">တက္</text:span><text:span text:style-name="T5">, </text:span><text:span text:style-name="T5">တတ္</text:span><text:span text:style-name="T5">, </text:span><text:span text:style-name="T5">တပ္</text:span></text:p>
          </table:table-cell>
          <table:table-cell table:style-name="ce13" office:value-type="string">
            <text:p>မန္|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`2</text:p>
          </table:table-cell>
          <table:table-cell table:style-name="ce11" table:number-columns-repeated="2"/>
          <table:table-cell table:style-name="ce13" office:value-type="string">
            <text:p>မန္တတ္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38" table:end-x="0.3295in" table:end-y="0.1736in" draw:z-index="64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38" table:end-x="0.3295in" table:end-y="0.1736in" draw:z-index="65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man2ta~</text:p>
          </table:table-cell>
          <table:table-cell table:style-name="ce11" table:number-columns-repeated="2"/>
          <table:table-cell table:style-name="ce13" office:value-type="string">
            <text:p>မႏၲ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39" table:end-x="0.3295in" table:end-y="0.1736in" draw:z-index="66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39" table:end-x="0.3295in" table:end-y="0.1736in" draw:z-index="67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man2-ka- left left right ta</text:p>
          </table:table-cell>
          <table:table-cell office:value-type="string">
            <text:p>ta</text:p>
          </table:table-cell>
          <table:table-cell table:style-name="ce13" office:value-type="string">
            <text:p>မႏၲ, 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ကမန္|က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40" table:end-x="0.3295in" table:end-y="0.1736in" draw:z-index="68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40" table:end-x="0.3295in" table:end-y="0.1736in" draw:z-index="69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man2-ka- left left ta</text:p>
          </table:table-cell>
          <table:table-cell office:value-type="string">
            <text:p>ta</text:p>
          </table:table-cell>
          <table:table-cell table:style-name="ce13" office:value-type="string">
            <text:p>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က|မန္က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41" table:end-x="0.3295in" table:end-y="0.1732in" draw:z-index="70" draw:name="Rectangle 25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41" table:end-x="0.3295in" table:end-y="0.1732in" draw:z-index="71" draw:name="Rectangle 25" draw:style-name="gr1" draw:text-style-name="P1" svg:width="0.1539in" svg:height="0.128in" svg:x="0.1756in" svg:y="0.0453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man2ta`ka- left left del</text:p>
          </table:table-cell>
          <table:table-cell table:style-name="ce11" table:number-columns-repeated="2"/>
          <table:table-cell table:style-name="ce13" office:value-type="string">
            <text:p>ကက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42" table:end-x="0.3295in" table:end-y="0.1736in" draw:z-index="72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42" table:end-x="0.3295in" table:end-y="0.1736in" draw:z-index="73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man2ka- back ta</text:p>
          </table:table-cell>
          <table:table-cell office:value-type="string">
            <text:p>ta</text:p>
          </table:table-cell>
          <table:table-cell table:style-name="ce13" office:value-type="string">
            <text:p>မႏၲ, <text:span text:style-name="T6">တ</text:span><text:span text:style-name="T5">, </text:span><text:span text:style-name="T5">တာ့</text:span></text:p>
          </table:table-cell>
          <table:table-cell table:style-name="ce13" office:value-type="string">
            <text:p>ကမန္|</text:p>
          </table:table-cell>
          <table:table-cell table:number-columns-repeated="1018"/>
        </table:table-row>
        <table:table-row table:style-name="ro5">
          <table:table-cell/>
          <table:table-cell>
            <draw:custom-shape table:end-cell-address="Checklist.B243" table:end-x="0.3295in" table:end-y="0.1736in" draw:z-index="74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  <draw:custom-shape table:end-cell-address="Checklist.B243" table:end-x="0.3295in" table:end-y="0.1736in" draw:z-index="75" draw:name="Rectangle 25" draw:style-name="gr1" draw:text-style-name="P1" svg:width="0.1539in" svg:height="0.128in" svg:x="0.1756in" svg:y="0.0457in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string">
            <text:p>ka-ta- left man</text:p>
          </table:table-cell>
          <table:table-cell office:value-type="string">
            <text:p>man</text:p>
          </table:table-cell>
          <table:table-cell table:style-name="ce14" office:value-type="string">
            <text:p>မံ<text:span text:style-name="T5">, </text:span><text:span text:style-name="T5">မန္</text:span><text:span text:style-name="T5">, </text:span><text:span text:style-name="T5">မဏ္</text:span><text:span text:style-name="T5">, </text:span><text:span text:style-name="T5">မာရ္</text:span></text:p>
          </table:table-cell>
          <table:table-cell table:style-name="ce13" office:value-type="string">
            <text:p>|တ</text:p>
          </table:table-cell>
          <table:table-cell table:number-columns-repeated="1018"/>
        </table:table-row>
        <table:table-row table:style-name="ro1" table:number-rows-repeated="6529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aramond" svg:font-family="Garamond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Zawgyi-One" svg:font-family="Zawgyi-One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Yes</number:text>
    </number:number-style>
    <number:number-style style:name="N128P1" style:volatile="true">
      <number:text>Yes</number:text>
    </number:number-style>
    <number:number-style style:name="N128">
      <number:text>No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True</number:text>
    </number:number-style>
    <number:number-style style:name="N129P1" style:volatile="true">
      <number:text>True</number:text>
    </number:number-style>
    <number:number-style style:name="N129">
      <number:text>False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On</number:text>
    </number:number-style>
    <number:number-style style:name="N130P1" style:volatile="true">
      <number:text>On</number:text>
    </number:number-style>
    <number:number-style style:name="N130">
      <number:text>Off</number:text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1P0"/>
    </number:currency-style>
    <number:number-style style:name="N132">
      <number:number number:decimal-places="0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5in" fo:margin-bottom="0.7299in" fo:margin-left="0.1799in" fo:margin-right="0.1799in" style:first-page-number="continue" style:scale-to="100%" style:writing-mode="lr-tb"/>
      <style:header-style>
        <style:header-footer-properties fo:min-height="0.2957in" fo:margin-left="0.5681in" fo:margin-right="0.5681in" fo:margin-bottom="0in"/>
      </style:header-style>
      <style:footer-style>
        <style:header-footer-properties fo:min-height="0.2957in" fo:margin-left="0.5681in" fo:margin-right="0.5681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8">11/28/2010</text:date>, <text:time>00:5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Seth N. Hetu</dc:creator>
    <dc:date>2009-06-12T17:43:44</dc:date>
    <meta:print-date>2008-09-03T11:42:10</meta:print-date>
    <meta:document-statistic meta:table-count="1" meta:cell-count="545" meta:object-count="76"/>
    <meta:generator>OpenOffice.org/3.2$Win32 OpenOffice.org_project/320m18$Build-9502</meta:generator>
  </office:meta>
</office:document-meta>
</file>